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header1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header3</text:p>
          </table:table-cell>
          <table:table-cell/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</text:p>
          </table:table-cell>
          <table:table-cell table:style-name="ce2" table:formula="of:=TRUE()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a formula</text:p>
          </table:table-cell>
          <table:table-cell table:formula="of:=AVERAGE(2;4;8;16;32;64;128)" office:value-type="float" office:value="36.2857142857143">
            <text:p>36.2857142857</text:p>
          </table:table-cell>
          <table:table-cell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02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1-12-14T02:13:00</dc:date>
    <meta:editing-cycles>12</meta:editing-cycles>
    <meta:editing-duration>P1DT27M27S</meta:editing-duration>
    <meta:generator>LibreOffice/3.4$Unix LibreOffice_project/340m1$Build-402</meta:generator>
    <meta:document-statistic meta:table-count="3" meta:cell-count="25" meta:object-count="0"/>
  </office:meta>
</office:document-meta>
</file>